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22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22] = #nazwa?[.D$17])" style:apply-style-name="Urgent" style:base-cell-address="Arkusz1.A12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language="en" fo:country="US"/>
      <style:map style:condition="is-true-formula([$Arkusz1.$C$22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22] = #nazwa?[.D$17])" style:apply-style-name="Urgent" style:base-cell-address="Arkusz1.A12"/>
    </style:style>
    <style:style style:name="ce8" style:family="table-cell" style:parent-style-name="Urgent">
      <style:table-cell-properties fo:background-color="transparent"/>
      <style:map style:condition="is-true-formula([$Arkusz1.$C$22] = #nazwa?[.D$17])" style:apply-style-name="Urgent" style:base-cell-address="Arkusz1.A13"/>
    </style:style>
    <style:style style:name="ce9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22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22]" style:apply-style-name="Urgent" style:base-cell-address="Arkusz1.D12"/>
    </style:style>
    <style:style style:name="ce16" style:family="table-cell" style:parent-style-name="Default">
      <style:map style:condition="cell-content()=[$Arkusz1.$C$22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22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5"/>
        <table:table-column table:style-name="co3" table:number-columns-repeated="1015" table:default-cell-style-name="ce10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+Zones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6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TreeTable</text:p>
          </table:table-cell>
          <table:table-cell office:value-type="string">
            <text:p>A column may display a tree like structure of the row axis items</text:p>
          </table:table-cell>
          <table:table-cell table:style-name="ce12" office:value-type="string">
            <text:p>0.5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6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6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Paint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4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later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 office:value-type="string">
            <text:p>later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later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later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+Data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Filtering</text:p>
          </table:table-cell>
          <table:table-cell office:value-type="string">
            <text:p>Filtering can be implemented by simply taking data to paint from a reduced collection of items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3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orting</text:p>
          </table:table-cell>
          <table:table-cell office:value-type="string">
            <text:p>Sorting marker can be displayed using painter method and sorting cen be triggered by the header zone event listener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Add/remove items</text:p>
          </table:table-cell>
          <table:table-cell office:value-type="string">
            <text:p>Adding or removing items in the model is reflected in the matrix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4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Gestures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s traversing</text:p>
          </table:table-cell>
          <table:table-cell table:style-name="ce7" office:value-type="string">
            <text:p>Cells can be traversed with the (Shifr+) Tab and Enter keys.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/>
          <table:table-cell office:value-type="string">
            <text:p>Snippet_0456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, date/time</text:p>
          </table:table-cell>
          <table:table-cell office:value-type="string">
            <text:p>Allow changing the value of a cell using standard SWT controls as pop-ups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4</text:p>
          </table:table-cell>
          <table:table-cell table:number-columns-repeated="1015"/>
        </table:table-row>
        <table:table-row table:style-name="ro1">
          <table:table-cell office:value-type="string">
            <text:p>Custom cell editors</text:p>
          </table:table-cell>
          <table:table-cell office:value-type="string">
            <text:p>Any instance of the Control class descendants can work as a cell editor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5</text:p>
          </table:table-cell>
          <table:table-cell table:number-columns-repeated="1015"/>
        </table:table-row>
        <table:table-row table:style-name="ro1">
          <table:table-cell office:value-type="string">
            <text:p>Embedded native controls</text:p>
          </table:table-cell>
          <table:table-cell office:value-type="string">
            <text:p>Check buttons or other controls constantly embedded in the cell</text:p>
          </table:table-cell>
          <table:table-cell office:value-type="string">
            <text:p>0.2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02</text:p>
          </table:table-cell>
          <table:table-cell table:number-columns-repeated="1015"/>
        </table:table-row>
        <table:table-row table:style-name="ro1">
          <table:table-cell office:value-type="string">
            <text:p>Checkbox emulation</text:p>
          </table:table-cell>
          <table:table-cell office:value-type="string">
            <text:p>For bettern performance then lots of native controls. Support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3</text:p>
          </table:table-cell>
          <table:table-cell table:number-columns-repeated="1015"/>
        </table:table-row>
        <table:table-row table:style-name="ro1">
          <table:table-cell office:value-type="string">
            <text:p>In-place inserting</text:p>
          </table:table-cell>
          <table:table-cell office:value-type="string">
            <text:p>Seperate edit zone to insert new rows</text:p>
          </table:table-cell>
          <table:table-cell office:value-type="string">
            <text:p>0.3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10</text:p>
          </table:table-cell>
          <table:table-cell table:number-columns-repeated="1015"/>
        </table:table-row>
        <table:table-row table:style-name="ro1">
          <table:table-cell office:value-type="string">
            <text:p>Editor activation by typing</text:p>
          </table:table-cell>
          <table:table-cell office:value-type="string">
            <text:p>Editor is activated by typing of printable characters. This can be disabled by unbinding of the CMD_EDIT_ACTIVATE from PRINTABLE_CHARS custom event code.</text:p>
          </table:table-cell>
          <table:table-cell office:value-type="string">
            <text:p>0.3</text:p>
          </table:table-cell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Full control over editor activation </text:p>
          </table:table-cell>
          <table:table-cell office:value-type="string">
            <text:p>The editor activation command can be simply bound to any key or mouse event.</text:p>
          </table:table-cell>
          <table:table-cell office:value-type="string">
            <text:p>0.3</text:p>
          </table:table-cell>
          <table:table-cell office:value-type="string">
            <text:p>high</text:p>
          </table:table-cell>
          <table:table-cell/>
          <table:table-cell office:value-type="string">
            <text:p>Snippet_0450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90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Delete</text:p>
          </table:table-cell>
          <table:table-cell office:value-type="string">
            <text:p>Delete a cell value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40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9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27.07.2011</text:date>, <text:time>12:53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7-27T12:53:53.57</dc:date>
    <dc:creator>Jacek Kołodziejczyk</dc:creator>
    <meta:editing-duration>PT50H38M52S</meta:editing-duration>
    <meta:editing-cycles>48</meta:editing-cycles>
    <meta:document-statistic meta:table-count="1" meta:cell-count="383" meta:object-count="0"/>
  </office:meta>
</office:document-meta>
</file>